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DC50000251CD0CA6B00.svm"/>
  <manifest:file-entry manifest:media-type="" manifest:full-path="Pictures/20000007000062B500002F22989C1F41.svm"/>
  <manifest:file-entry manifest:media-type="" manifest:full-path="Pictures/20000007000055E400002ACBD769DA59.svm"/>
  <manifest:file-entry manifest:media-type="" manifest:full-path="Pictures/2000000700004B8E00002B007DA6C30F.svm"/>
  <manifest:file-entry manifest:media-type="" manifest:full-path="Pictures/2000000700001E64000026A8E0990A45.svm"/>
  <manifest:file-entry manifest:media-type="" manifest:full-path="Pictures/2000000700001B4A0000290958208D40.svm"/>
  <manifest:file-entry manifest:media-type="" manifest:full-path="Pictures/2000000700001728000020DF32A8B7A5.svm"/>
  <manifest:file-entry manifest:media-type="" manifest:full-path="Pictures/2000000700001E4900001F52C50403CD.svm"/>
  <manifest:file-entry manifest:media-type="" manifest:full-path="Pictures/20000007000024B20000217E80E0AC1A.svm"/>
  <manifest:file-entry manifest:media-type="" manifest:full-path="Pictures/200000070000170D00001EE85544DFFD.svm"/>
  <manifest:file-entry manifest:media-type="" manifest:full-path="Pictures/2000000700001FD600001580B95F1E46.svm"/>
  <manifest:file-entry manifest:media-type="" manifest:full-path="Pictures/2000000700001E2F00001E2F25F60730.svm"/>
  <manifest:file-entry manifest:media-type="" manifest:full-path="Pictures/2000000700002325000016542EEB272E.svm"/>
  <manifest:file-entry manifest:media-type="" manifest:full-path="Pictures/2000000700003C280000214944C74EE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end" style:justify-single-word="false"/>
      <style:text-properties fo:language="fr" fo:country="CA"/>
    </style:style>
    <style:style style:name="P3" style:family="paragraph" style:parent-style-name="Standard">
      <style:paragraph-properties fo:text-align="center" style:justify-single-word="false"/>
      <style:text-properties fo:language="fr" fo:country="CA"/>
    </style:style>
    <style:style style:name="P4" style:family="paragraph" style:parent-style-name="Standard">
      <style:paragraph-properties fo:text-align="center" style:justify-single-word="false"/>
      <style:text-properties fo:font-size="14pt" fo:language="fr" fo:country="CA" fo:font-weight="bold" style:font-size-asian="14pt" style:font-weight-asian="bold" style:font-size-complex="14pt" style:font-weight-complex="bold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paragraph-properties fo:text-align="justify" style:justify-single-word="false"/>
      <style:text-properties fo:language="fr" fo:country="CA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language="fr" fo:country="CA"/>
    </style:style>
    <style:style style:name="P9" style:family="paragraph" style:parent-style-name="Heading_20_1">
      <style:text-properties fo:language="fr" fo:country="CA"/>
    </style:style>
    <style:style style:name="P10" style:family="paragraph" style:parent-style-name="Text_20_body">
      <style:text-properties fo:language="fr" fo:country="CA" fo:font-style="normal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language="fr" fo:country="C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/>
      <text:p text:style-name="P3"/>
      <text:p text:style-name="P3"/>
      <text:p text:style-name="P3"/>
      <text:p text:style-name="P3">Université du Québec en Outaouais</text:p>
      <text:p text:style-name="P3"/>
      <text:p text:style-name="P3"/>
      <text:p text:style-name="P3"/>
      <text:p text:style-name="P3"/>
      <text:p text:style-name="P3"/>
      <text:p text:style-name="P3">Rapport <text:s/>de projet</text:p>
      <text:p text:style-name="P3">Présenté à</text:p>
      <text:p text:style-name="P3">Ana-maria cretu, Ph.D.</text:p>
      <text:p text:style-name="P3"/>
      <text:p text:style-name="P3"/>
      <text:p text:style-name="P3"/>
      <text:p text:style-name="P3"/>
      <text:p text:style-name="P3"/>
      <text:p text:style-name="P3">Dans le cadre de</text:p>
      <text:p text:style-name="P3">INF4503 : RÉALITÉ VIRTUELLE</text:p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Par</text:p>
          </table:table-cell>
          <table:covered-table-cell/>
        </table:table-row>
        <table:table-row>
          <table:table-cell table:style-name="Table1.A1" office:value-type="string">
            <text:p text:style-name="P3">Maxime Gauthier</text:p>
          </table:table-cell>
          <table:table-cell table:style-name="Table1.A1" office:value-type="string">
            <text:p text:style-name="P3">MAXIME DUPUIS</text:p>
          </table:table-cell>
        </table:table-row>
        <table:table-row>
          <table:table-cell table:style-name="Table1.A1" office:value-type="string">
            <text:p text:style-name="P3">GAUM03118809</text:p>
          </table:table-cell>
          <table:table-cell table:style-name="Table1.A1" office:value-type="string">
            <text:p text:style-name="P3">DUPM00000000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4">Rapport de PROJET En réalité virtuelle</text:p>
      <text:p text:style-name="P3"/>
      <text:p text:style-name="P3"/>
      <text:p text:style-name="P3"/>
      <text:p text:style-name="P3"/>
      <text:p text:style-name="P3"/>
      <text:p text:style-name="P3"/>
      <text:p text:style-name="P3">Automne 2013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">Table des matières</text:p>
          </text:index-title>
          <text:p text:style-name="P5">Introduction<text:tab/>2</text:p>
          <text:p text:style-name="P5">Objectifs<text:tab/>2</text:p>
          <text:p text:style-name="P5">Conclusion<text:tab/>2</text:p>
        </text:index-body>
      </text:table-of-content>
      <text:h text:style-name="P9" text:outline-level="1">Introduction</text:h>
      <text:p text:style-name="P7"/>
      <text:h text:style-name="P9" text:outline-level="1">Objectifs</text:h>
      <text:p text:style-name="P7"/>
      <text:p text:style-name="P7">Vue de l'exterieur</text:p>
      <text:p text:style-name="P7"><draw:frame draw:style-name="fr1" draw:name="graphics1" text:anchor-type="paragraph" svg:width="6.9252in" svg:height="3.9409in" draw:z-index="0"><draw:image xlink:href="Pictures/2000000700004B8E00002B007DA6C30F.svm" xlink:type="simple" xlink:show="embed" xlink:actuate="onLoad"/></draw:frame></text:p>
      <text:p text:style-name="P7"><text:soft-page-break/></text:p>
      <text:p text:style-name="P7">Vue de la premiere salle</text:p>
      <text:p text:style-name="P7"><draw:frame draw:style-name="fr1" draw:name="graphics2" text:anchor-type="paragraph" svg:width="6.9252in" svg:height="3.45in" draw:z-index="1"><draw:image xlink:href="Pictures/20000007000055E400002ACBD769DA59.svm" xlink:type="simple" xlink:show="embed" xlink:actuate="onLoad"/></draw:frame></text:p>
      <text:p text:style-name="P7">Motion de la porte secrete</text:p>
      <text:p text:style-name="P7"><draw:frame draw:style-name="fr2" draw:name="graphics3" text:anchor-type="paragraph" svg:width="6.0634in" svg:height="3.3547in" draw:z-index="2"><draw:image xlink:href="Pictures/2000000700003C280000214944C74EEB.svm" xlink:type="simple" xlink:show="embed" xlink:actuate="onLoad"/></draw:frame><text:soft-page-break/></text:p>
      <text:p text:style-name="P7">Vue de la piece secrete</text:p>
      <text:p text:style-name="P7"><draw:frame draw:style-name="fr1" draw:name="graphics4" text:anchor-type="paragraph" svg:width="6.9252in" svg:height="3.3063in" draw:z-index="3"><draw:image xlink:href="Pictures/20000007000062B500002F22989C1F41.svm" xlink:type="simple" xlink:show="embed" xlink:actuate="onLoad"/></draw:frame></text:p>
      <text:p text:style-name="P7"><text:soft-page-break/>Palmier</text:p>
      <text:p text:style-name="P7"><draw:frame draw:style-name="fr3" draw:name="graphics5" text:anchor-type="paragraph" svg:width="3.0425in" svg:height="3.0425in" draw:z-index="4"><draw:image xlink:href="Pictures/2000000700001E2F00001E2F25F60730.svm" xlink:type="simple" xlink:show="embed" xlink:actuate="onLoad"/></draw:frame></text:p>
      <text:p text:style-name="P7">Palmier (profondeur)</text:p>
      <text:p text:style-name="P7"><draw:frame draw:style-name="fr3" draw:name="graphics6" text:anchor-type="paragraph" svg:width="3.052in" svg:height="3.1571in" draw:z-index="5"><draw:image xlink:href="Pictures/2000000700001E4900001F52C50403CD.svm" xlink:type="simple" xlink:show="embed" xlink:actuate="onLoad"/></draw:frame></text:p>
      <text:p text:style-name="P7"><text:soft-page-break/>Palmier (Level of Detail)</text:p>
      <text:p text:style-name="P7"><draw:frame draw:style-name="fr3" draw:name="graphics7" text:anchor-type="paragraph" svg:width="3.6984in" svg:height="3.3756in" draw:z-index="6"><draw:image xlink:href="Pictures/20000007000024B20000217E80E0AC1A.svm" xlink:type="simple" xlink:show="embed" xlink:actuate="onLoad"/></draw:frame></text:p>
      <text:p text:style-name="P7">Sarcophage</text:p>
      <text:p text:style-name="P7"><draw:frame draw:style-name="fr3" draw:name="graphics8" text:anchor-type="paragraph" svg:width="3.2083in" svg:height="2.1665in" draw:z-index="7"><draw:image xlink:href="Pictures/2000000700001FD600001580B95F1E46.svm" xlink:type="simple" xlink:show="embed" xlink:actuate="onLoad"/></draw:frame></text:p>
      <text:p text:style-name="P7">Sarcophage (profondeur)</text:p>
      <text:p text:style-name="P7"><draw:frame draw:style-name="fr2" draw:name="graphics9" text:anchor-type="paragraph" svg:width="3.5425in" svg:height="2.2508in" draw:z-index="8"><draw:image xlink:href="Pictures/2000000700002325000016542EEB272E.svm" xlink:type="simple" xlink:show="embed" xlink:actuate="onLoad"/></draw:frame><text:soft-page-break/></text:p>
      <text:p text:style-name="P7">Bonhomme de neige</text:p>
      <text:p text:style-name="P7"><draw:frame draw:style-name="fr3" draw:name="graphics10" text:anchor-type="paragraph" svg:width="3.0634in" svg:height="3.8957in" draw:z-index="9"><draw:image xlink:href="Pictures/2000000700001E64000026A8E0990A45.svm" xlink:type="simple" xlink:show="embed" xlink:actuate="onLoad"/></draw:frame></text:p>
      <text:p text:style-name="P7">Statuette de chat</text:p>
      <text:p text:style-name="P7"><draw:frame draw:style-name="fr3" draw:name="graphics11" text:anchor-type="paragraph" svg:width="2.3339in" svg:height="3.3134in" draw:z-index="10"><draw:image xlink:href="Pictures/2000000700001728000020DF32A8B7A5.svm" xlink:type="simple" xlink:show="embed" xlink:actuate="onLoad"/></draw:frame><text:soft-page-break/>Statuette de chat (prodonfeur)</text:p>
      <text:p text:style-name="P7"><draw:frame draw:style-name="fr3" draw:name="graphics12" text:anchor-type="paragraph" svg:width="2.3228in" svg:height="3.1154in" draw:z-index="11"><draw:image xlink:href="Pictures/200000070000170D00001EE85544DFFD.svm" xlink:type="simple" xlink:show="embed" xlink:actuate="onLoad"/></draw:frame></text:p>
      <text:p text:style-name="P7">Torche</text:p>
      <text:p text:style-name="P7"><draw:frame draw:style-name="fr2" draw:name="graphics13" text:anchor-type="paragraph" svg:width="2.7508in" svg:height="4.1362in" draw:z-index="12"><draw:image xlink:href="Pictures/2000000700001B4A0000290958208D40.svm" xlink:type="simple" xlink:show="embed" xlink:actuate="onLoad"/></draw:frame><text:soft-page-break/></text:p>
      <text:p text:style-name="P7">Torche (profondeur)</text:p>
      <text:p text:style-name="P7"><draw:frame draw:style-name="fr3" draw:name="graphics14" text:anchor-type="paragraph" svg:width="3.0008in" svg:height="3.7402in" draw:z-index="13"><draw:image xlink:href="Pictures/2000000700001DC50000251CD0CA6B00.svm" xlink:type="simple" xlink:show="embed" xlink:actuate="onLoad"/></draw:frame><text:soft-page-break/></text:p>
      <text:h text:style-name="P9" text:outline-level="1">Conclusion</text:h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text-transform="upperca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line-height="200%" fo:text-align="justify" style:justify-single-word="false" style:page-number="auto"/>
      <style:text-properties fo:font-variant="normal" fo:text-transform="non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line-height="200%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line-height="200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1" fo:font-size="10.5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.5pt" style:font-size-asian="10.5pt" style:font-size-complex="10.5pt"/>
    </style:style>
    <style:style style:name="MP2" style:family="paragraph" style:parent-style-name="Footer">
      <style:paragraph-properties fo:text-align="end" style:justify-single-word="false"/>
      <style:text-properties fo:language="fr" fo:country="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xime Gauthier<text:tab/><text:tab/>Maxime dupuis</text:p>
        <text:p text:style-name="MP1">GAUM03118809<text:tab/><text:tab/>dupm00000000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04:20:34.46</meta:creation-date>
    <dc:date>2013-12-17T05:47:49.77</dc:date>
    <meta:editing-duration>P3DT18H47M52S</meta:editing-duration>
    <meta:editing-cycles>135</meta:editing-cycles>
    <meta:generator>OpenOffice/4.0.1$Win32 OpenOffice.org_project/401m5$Build-9714</meta:generator>
    <dc:creator>coldfury </dc:creator>
    <meta:document-statistic meta:table-count="1" meta:image-count="14" meta:object-count="0" meta:page-count="10" meta:paragraph-count="37" meta:word-count="96" meta:character-count="639"/>
  </office:meta>
</office:document-meta>
</file>